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11.294cm" svg:x="1.2cm" svg:y="1.206cm">
          <text:p/>
        </draw:rect>
        <draw:custom-shape draw:style-name="gr2" draw:text-style-name="P2" xml:id="id9" draw:id="id9" draw:layer="layout" svg:width="2.559cm" svg:height="0.693cm" svg:x="2.271cm" svg:y="1.75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2.7cm" svg:height="0.9cm" svg:x="2.2cm" svg:y="3.757cm">
          <text:p text:style-name="P1"><text:span text:style-name="T1">Is long TradeRepor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cm" svg:height="0.7cm" svg:x="2.055cm" svg:y="5.735cm">
          <text:p text:style-name="P1"><text:span text:style-name="T1">OrderDirection is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3.55cm" svg:y1="4.657cm" svg:x2="3.555cm" svg:y2="5.735cm" draw:start-shape="id1" draw:start-glue-point="6" draw:end-shape="id2" svg:d="m3550 4657v540h5v538">
          <text:p/>
        </draw:connector>
        <draw:frame draw:style-name="gr4" draw:text-style-name="P4" draw:layer="layout" svg:width="0.773cm" svg:height="0.493cm" svg:x="2.727cm" svg:y="4.657cm">
          <draw:text-box>
            <text:p><text:span text:style-name="T1">No</text:span></text:p>
          </draw:text-box>
        </draw:frame>
        <draw:connector draw:style-name="gr5" draw:text-style-name="P2" draw:layer="layout" svg:x1="2.055cm" svg:y1="6.085cm" svg:x2="2.2cm" svg:y2="7.85cm" draw:start-shape="id2" draw:start-glue-point="5" draw:end-shape="id3" svg:d="m2055 6085h-501v1765h646">
          <text:p text:style-name="P1"><text:span text:style-name="T1">Yes</text:span></text:p>
          <text:p text:style-name="P1"><text:span text:style-name="T1"/></text:p>
        </draw:connector>
        <draw:connector draw:style-name="gr3" draw:text-style-name="P2" draw:layer="layout" draw:line-skew="0.521cm" svg:x1="5.055cm" svg:y1="6.085cm" svg:x2="7.502cm" svg:y2="8.345cm" draw:start-shape="id2" draw:start-glue-point="7" draw:end-shape="id4" draw:end-glue-point="5" svg:d="m5055 6085h1745v2260h702">
          <text:p/>
        </draw:connector>
        <draw:custom-shape draw:style-name="gr2" draw:text-style-name="P2" xml:id="id8" draw:id="id8" draw:layer="layout" svg:width="1.8cm" svg:height="0.4cm" svg:x="7.6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2.7cm" svg:height="1cm" svg:x="7.7cm" svg:y="5.5cm">
          <text:p text:style-name="P1"><text:span text:style-name="T1">OrderDirection is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4.9cm" svg:y1="4.207cm" svg:x2="9.05cm" svg:y2="5.5cm" draw:start-shape="id1" draw:start-glue-point="7" draw:end-shape="id5" draw:end-glue-point="4" svg:d="m4900 4207h4150v1293">
          <text:p/>
        </draw:connector>
        <draw:custom-shape draw:style-name="gr2" draw:text-style-name="P2" xml:id="id3" draw:id="id3" draw:layer="layout" svg:width="3.7cm" svg:height="0.7cm" svg:x="2.2cm" svg:y="7.5cm">
          <text:p text:style-name="P1"><text:span text:style-name="T1">Increase openQty</text:span></text:p>
          <text:p text:style-name="P1"><text:span text:style-name="T1">TradeReport.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0.689cm" svg:x="7.502cm" svg:y="8cm">
          <text:p text:style-name="P1"><text:span text:style-name="T1">Increase closeQty</text:span></text:p>
          <text:p text:style-name="P1"><text:span text:style-name="T1">TradeReport.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9.05cm" svg:y1="6.5cm" svg:x2="5.9cm" svg:y2="7.85cm" draw:start-shape="id5" draw:start-glue-point="6" draw:end-shape="id3" svg:d="m9050 6500v1350h-3150">
          <text:p/>
        </draw:connector>
        <draw:connector draw:style-name="gr5" draw:text-style-name="P2" draw:layer="layout" svg:x1="10.4cm" svg:y1="6cm" svg:x2="11.602cm" svg:y2="8.344cm" draw:start-shape="id5" draw:start-glue-point="7" draw:end-shape="id4" svg:d="m10400 6000h1704v2344h-502">
          <text:p text:style-name="P1"><text:span text:style-name="T1">No</text:span></text:p>
        </draw:connector>
        <draw:frame draw:style-name="gr4" draw:text-style-name="P4" draw:layer="layout" svg:width="0.845cm" svg:height="0.493cm" svg:x="5.3cm" svg:y="4.157cm">
          <draw:text-box>
            <text:p><text:span text:style-name="T1">Yes</text:span></text:p>
          </draw:text-box>
        </draw:frame>
        <draw:custom-shape draw:style-name="gr2" draw:text-style-name="P2" xml:id="id6" draw:id="id6" draw:layer="layout" svg:width="5.1cm" svg:height="1cm" svg:x="1.5cm" svg:y="8.8cm">
          <text:p text:style-name="P1"><text:span text:style-name="T1">Calculate open price</text:span></text:p>
          <text:p text:style-name="P1"><text:span text:style-name="T1">TradeReport.openVolume += Trade.Volume</text:span></text:p>
          <text:p text:style-name="P1"><text:span text:style-name="T1">TradeReport.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05cm" svg:y1="8.2cm" svg:x2="4.05cm" svg:y2="8.8cm" draw:start-shape="id3" draw:start-glue-point="6" draw:end-shape="id6" draw:end-glue-point="4" svg:d="m4050 8200v600">
          <text:p/>
        </draw:connector>
        <draw:custom-shape draw:style-name="gr2" draw:text-style-name="P2" xml:id="id7" draw:id="id7" draw:layer="layout" svg:width="5.1cm" svg:height="1cm" svg:x="7cm" svg:y="9.306cm">
          <text:p text:style-name="P1"><text:span text:style-name="T1">Calculate exit price</text:span></text:p>
          <text:p text:style-name="P1"><text:span text:style-name="T1">TradeReport.closeVolume += Trade.Volume</text:span></text:p>
          <text:p text:style-name="P1"><text:span text:style-name="T1">TradeReport.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9.552cm" svg:y1="8.689cm" svg:x2="9.55cm" svg:y2="9.306cm" draw:start-shape="id4" draw:start-glue-point="6" draw:end-shape="id7" draw:end-glue-point="4" svg:d="m9552 8689-2 617">
          <text:p/>
        </draw:connector>
        <draw:frame draw:style-name="gr4" draw:text-style-name="P4" draw:layer="layout" svg:width="0.773cm" svg:height="0.493cm" svg:x="5.127cm" svg:y="5.564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8.055cm" svg:y="6.6cm">
          <draw:text-box>
            <text:p><text:span text:style-name="T1">Yes</text:span></text:p>
          </draw:text-box>
        </draw:frame>
        <draw:connector draw:style-name="gr3" draw:text-style-name="P1" draw:layer="layout" svg:x1="9.55cm" svg:y1="10.306cm" svg:x2="8.521cm" svg:y2="11.8cm" draw:start-shape="id7" draw:start-glue-point="6" draw:end-shape="id8" draw:end-glue-point="4" svg:d="m9550 10306v748h-1029v746">
          <text:p/>
        </draw:connector>
        <draw:connector draw:style-name="gr3" draw:text-style-name="P1" draw:layer="layout" draw:type="line" svg:x1="3.551cm" svg:y1="2.45cm" svg:x2="3.55cm" svg:y2="3.757cm" draw:start-shape="id9" draw:start-glue-point="6" draw:end-shape="id1" draw:end-glue-point="4" svg:d="m3551 2450-1 1307">
          <text:p/>
        </draw:connector>
        <draw:connector draw:style-name="gr3" draw:text-style-name="P1" draw:layer="layout" svg:x1="4.05cm" svg:y1="9.8cm" svg:x2="8.521cm" svg:y2="11.8cm" draw:start-shape="id6" draw:start-glue-point="6" draw:end-shape="id8" draw:end-glue-point="4" svg:d="m4050 9800v1001h4471v999">
          <text:p/>
        </draw:connector>
        <draw:frame draw:style-name="gr4" draw:layer="layout" svg:width="4.037cm" svg:height="0.963cm" svg:x="14.663cm" svg:y="1.2cm">
          <draw:text-box>
            <text:p>TradeReport</text:p>
          </draw:text-box>
        </draw:frame>
        <draw:rect draw:style-name="gr6" draw:text-style-name="P1" draw:layer="layout" svg:width="18.7cm" svg:height="15.9cm" svg:x="1cm" svg:y="12.9cm">
          <text:p/>
        </draw:rect>
        <draw:frame draw:style-name="gr4" draw:layer="layout" svg:width="4.181cm" svg:height="0.963cm" svg:x="15.3cm" svg:y="13.1cm">
          <draw:text-box>
            <text:p>ActiveTrades</text:p>
          </draw:text-box>
        </draw:frame>
        <draw:custom-shape draw:style-name="gr2" draw:text-style-name="P2" xml:id="id16" draw:id="id16" draw:layer="layout" svg:width="2.1cm" svg:height="0.6cm" svg:x="2.6cm" svg:y="13.4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0" draw:id="id10" draw:layer="layout" svg:width="2.881cm" svg:height="0.6cm" svg:x="2.2cm" svg:y="14.6cm">
          <text:p text:style-name="P1"><text:span text:style-name="T1">Get open TradeReport </text:span></text:p>
          <text:p text:style-name="P1"><text:span text:style-name="T1">by Trade.SecurityDescrip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2.382cm" svg:height="1.064cm" svg:x="6.218cm" svg:y="14.336cm">
          <text:p text:style-name="P1"><text:span text:style-name="T1">Is TradeReport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2" draw:id="id12" draw:layer="layout" svg:width="2.557cm" svg:height="1.243cm" svg:x="13.643cm" svg:y="15.5cm">
          <text:p text:style-name="P1"><text:span text:style-name="T1">OrderDirection is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3" draw:id="id13" draw:layer="layout" svg:width="2.9cm" svg:height="0.6cm" svg:x="11.7cm" svg:y="17.126cm">
          <text:p text:style-name="P1"><text:span text:style-name="T1">Create long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5.081cm" svg:y1="14.9cm" svg:x2="6.218cm" svg:y2="14.868cm" draw:start-shape="id10" draw:start-glue-point="7" draw:end-shape="id11" draw:end-glue-point="5" svg:d="m5081 14900 1137-32">
          <text:p/>
        </draw:connector>
        <draw:custom-shape draw:style-name="gr2" draw:text-style-name="P2" xml:id="id14" draw:id="id14" draw:layer="layout" svg:width="2.7cm" svg:height="0.6cm" svg:x="15.4cm" svg:y="17.126cm">
          <text:p text:style-name="P1"><text:span text:style-name="T1">Create short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3.643cm" svg:y1="16.122cm" svg:x2="13.15cm" svg:y2="17.126cm" draw:start-shape="id12" draw:start-glue-point="5" draw:end-shape="id13" draw:end-glue-point="4" svg:d="m13643 16122h-493v1004">
          <text:p/>
        </draw:connector>
        <draw:connector draw:style-name="gr3" draw:text-style-name="P3" draw:layer="layout" svg:x1="16.2cm" svg:y1="16.122cm" svg:x2="16.75cm" svg:y2="17.126cm" draw:start-shape="id12" draw:start-glue-point="7" draw:end-shape="id14" svg:d="m16200 16122h550v1004">
          <text:p/>
        </draw:connector>
        <draw:frame draw:style-name="gr7" draw:text-style-name="P4" draw:layer="layout" svg:width="0.845cm" svg:height="0.493cm" svg:x="12.9cm" svg:y="15.533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6cm" svg:y="15.526cm">
          <draw:text-box>
            <text:p><text:span text:style-name="T1">No</text:span></text:p>
          </draw:text-box>
        </draw:frame>
        <draw:connector draw:style-name="gr3" draw:text-style-name="P3" draw:layer="layout" svg:x1="13.15cm" svg:y1="17.726cm" svg:x2="14.81cm" svg:y2="18.726cm" draw:start-shape="id13" draw:start-glue-point="6" draw:end-shape="id15" draw:end-glue-point="4" svg:d="m13150 17726v501h1660v499">
          <text:p/>
        </draw:connector>
        <draw:connector draw:style-name="gr3" draw:text-style-name="P3" draw:layer="layout" svg:x1="16.75cm" svg:y1="17.726cm" svg:x2="14.81cm" svg:y2="18.726cm" draw:start-shape="id14" draw:start-glue-point="6" draw:end-shape="id15" draw:end-glue-point="4" svg:d="m16750 17726v501h-1940v499">
          <text:p/>
        </draw:connector>
        <draw:frame draw:style-name="gr4" draw:text-style-name="P4" draw:layer="layout" svg:width="0.773cm" svg:height="0.493cm" svg:x="8.09cm" svg:y="14.3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6.3cm" svg:y="15.507cm">
          <draw:text-box>
            <text:p><text:span text:style-name="T1">Yes</text:span></text:p>
          </draw:text-box>
        </draw:frame>
        <draw:connector draw:style-name="gr3" draw:text-style-name="P1" draw:layer="layout" svg:x1="8.6cm" svg:y1="14.868cm" svg:x2="14.922cm" svg:y2="15.5cm" draw:start-shape="id11" draw:start-glue-point="7" draw:end-shape="id12" draw:end-glue-point="4" svg:d="m8600 14868h6322v632">
          <text:p/>
        </draw:connector>
        <draw:connector draw:style-name="gr3" draw:text-style-name="P1" draw:layer="layout" draw:type="line" svg:x1="3.65cm" svg:y1="14cm" svg:x2="3.641cm" svg:y2="14.6cm" draw:start-shape="id16" draw:start-glue-point="6" draw:end-shape="id10" draw:end-glue-point="4" svg:d="m3650 14000-9 600">
          <text:p/>
        </draw:connector>
        <draw:custom-shape draw:style-name="gr2" draw:text-style-name="P2" xml:id="id15" draw:id="id15" draw:layer="layout" svg:width="4.4cm" svg:height="1.1cm" svg:x="12.61cm" svg:y="18.726cm">
          <text:p text:style-name="P1"><text:span text:style-name="T1">Fire onTradeReportOpen ev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5.4cm" svg:height="2cm" svg:x="2cm" svg:y="17.8cm">
          <text:p text:style-name="P1"><text:span text:style-name="T1">Trade.Qty &gt; TradeReport.getOpenedBalance()</text:span></text:p>
          <text:p text:style-name="P1"><text:span text:style-name="T1">And Trade.getOpenedBalance !=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0.699cm" svg:x1="7.409cm" svg:y1="15.4cm" svg:x2="4.7cm" svg:y2="17.8cm" draw:start-shape="id11" draw:start-glue-point="6" draw:end-shape="id17" draw:end-glue-point="4" svg:d="m7409 15400v1900h-2709v500">
          <text:p/>
        </draw:connector>
        <draw:connector draw:style-name="gr3" draw:text-style-name="P1" draw:layer="layout" svg:x1="12.61cm" svg:y1="19.276cm" svg:x2="4.7cm" svg:y2="17.8cm" draw:start-shape="id15" draw:start-glue-point="5" draw:end-shape="id17" draw:end-glue-point="4" svg:d="m12610 19276h-2604v-1977h-5306v501">
          <text:p/>
        </draw:connector>
        <draw:custom-shape draw:style-name="gr2" draw:text-style-name="P2" xml:id="id25" draw:id="id25" draw:layer="layout" svg:width="3.8cm" svg:height="1.2cm" svg:x="1.7cm" svg:y="21.3cm">
          <text:p text:style-name="P1"><text:span text:style-name="T1">TradeReport.addTrade(Trad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0.773cm" svg:height="0.493cm" svg:x="1.4cm" svg:y="18.2cm">
          <draw:text-box>
            <text:p><text:span text:style-name="T1">No</text:span></text:p>
          </draw:text-box>
        </draw:frame>
        <draw:custom-shape draw:style-name="gr2" draw:text-style-name="P2" xml:id="id18" draw:id="id18" draw:layer="layout" svg:width="7.2cm" svg:height="2.717cm" svg:x="12.3cm" svg:y="20.9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7cm" svg:y1="19.8cm" svg:x2="15.9cm" svg:y2="20.9cm" draw:start-shape="id17" draw:start-glue-point="6" draw:end-shape="id18" draw:end-glue-point="4" svg:d="m4700 19800v550h11200v550">
          <text:p/>
        </draw:connector>
        <draw:custom-shape draw:style-name="gr2" draw:text-style-name="P2" xml:id="id19" draw:id="id19" draw:layer="layout" svg:width="4cm" svg:height="0.8cm" svg:x="6.9cm" svg:y="20.622cm">
          <text:p text:style-name="P1"><text:span text:style-name="T1">TradeReport.addTrade(Trade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0" draw:id="id20" draw:layer="layout" svg:width="3.9cm" svg:height="0.9cm" svg:x="6.95cm" svg:y="22cm">
          <text:p text:style-name="P1"><text:span text:style-name="T1">FireOnTradeReportClo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8.9cm" svg:y1="21.422cm" svg:x2="8.9cm" svg:y2="22cm" draw:start-shape="id19" draw:start-glue-point="6" draw:end-shape="id20" draw:end-glue-point="4" svg:d="m8900 21422v578">
          <text:p/>
        </draw:connector>
        <draw:custom-shape draw:style-name="gr2" draw:text-style-name="P2" xml:id="id27" draw:id="id27" draw:layer="layout" svg:width="3cm" svg:height="0.9cm" svg:x="7.4cm" svg:y="24.8cm">
          <text:p text:style-name="P1"><text:span text:style-name="T1">FireOnTradeReportOp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1" draw:id="id31" draw:layer="layout" svg:width="3cm" svg:height="0.7cm" svg:x="14.8cm" svg:y="26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4" draw:layer="layout" svg:width="0.845cm" svg:height="0.493cm" svg:x="5.1cm" svg:y="19.8cm">
          <draw:text-box>
            <text:p><text:span text:style-name="T1">Yes</text:span></text:p>
          </draw:text-box>
        </draw:frame>
        <draw:custom-shape draw:style-name="gr2" draw:text-style-name="P2" xml:id="id21" draw:id="id21" draw:layer="layout" svg:width="2.7cm" svg:height="0.7cm" svg:x="15.3cm" svg:y="2.8cm">
          <text:p text:style-name="P2">Start</text:p>
          <text:p text:style-name="P2">TradeReport(Trade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2" draw:id="id22" draw:layer="layout" svg:width="5.3cm" svg:height="0.7cm" svg:x="14cm" svg:y="4.1cm">
          <text:p text:style-name="P2">Type = trade.getDirection() == BUY ? LONG : SHOR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6.65cm" svg:y1="3.5cm" svg:x2="16.65cm" svg:y2="4.1cm" draw:start-shape="id21" draw:start-glue-point="6" draw:end-shape="id22" draw:end-glue-point="4" svg:d="m16650 3500v600">
          <text:p/>
        </draw:connector>
        <draw:custom-shape draw:style-name="gr2" draw:text-style-name="P2" xml:id="id23" draw:id="id23" draw:layer="layout" svg:width="5.2cm" svg:height="0.6cm" svg:x="14.05cm" svg:y="5.419cm">
          <text:p text:style-name="P2">TradeReport.addTrade(trad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16.65cm" svg:y1="4.8cm" svg:x2="16.65cm" svg:y2="5.419cm" draw:start-shape="id22" draw:start-glue-point="6" draw:end-shape="id23" draw:end-glue-point="0" svg:d="m16650 4800v619">
          <text:p/>
        </draw:connector>
        <draw:custom-shape draw:style-name="gr2" draw:text-style-name="P2" xml:id="id24" draw:id="id24" draw:layer="layout" svg:width="2.2cm" svg:height="0.7cm" svg:x="15.55cm" svg:y="6.5cm"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6.65cm" svg:y1="6.019cm" svg:x2="16.65cm" svg:y2="6.5cm" draw:start-shape="id23" draw:start-glue-point="2" draw:end-shape="id24" draw:end-glue-point="4" svg:d="m16650 6019v481">
          <text:p/>
        </draw:connector>
        <draw:connector draw:style-name="gr3" draw:text-style-name="P1" draw:layer="layout" svg:x1="2cm" svg:y1="18.8cm" svg:x2="3.6cm" svg:y2="21.3cm" draw:start-shape="id17" draw:start-glue-point="5" draw:end-shape="id25" draw:end-glue-point="4" svg:d="m2000 18800h-501v1751h2101v749">
          <text:p/>
        </draw:connector>
        <draw:connector draw:style-name="gr3" draw:text-style-name="P1" draw:layer="layout" svg:x1="12.3cm" svg:y1="22.259cm" svg:x2="10.9cm" svg:y2="21.022cm" draw:start-shape="id18" draw:start-glue-point="5" draw:end-shape="id19" draw:end-glue-point="7" svg:d="m12300 22259h-700v-1237h-700">
          <text:p/>
        </draw:connector>
        <draw:custom-shape draw:style-name="gr2" draw:text-style-name="P2" xml:id="id26" draw:id="id26" draw:layer="layout" svg:width="3.9cm" svg:height="0.9cm" svg:x="6.95cm" svg:y="23.4cm">
          <text:p text:style-name="P2">New TradeReport(Trade2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8.9cm" svg:y1="22.9cm" svg:x2="8.9cm" svg:y2="23.4cm" draw:start-shape="id20" draw:start-glue-point="6" draw:end-shape="id26" svg:d="m8900 22900v500">
          <text:p/>
        </draw:connector>
        <draw:connector draw:style-name="gr3" draw:text-style-name="P1" draw:layer="layout" draw:type="line" svg:x1="8.9cm" svg:y1="24.3cm" svg:x2="8.9cm" svg:y2="24.8cm" draw:start-shape="id26" draw:start-glue-point="2" draw:end-shape="id27" draw:end-glue-point="4" svg:d="m8900 24300v500">
          <text:p/>
        </draw:connector>
        <draw:custom-shape draw:style-name="gr2" draw:text-style-name="P2" xml:id="id28" draw:id="id28" draw:layer="layout" svg:width="3.3cm" svg:height="1.1cm" svg:x="4.5cm" svg:y="26.8cm">
          <text:p text:style-name="P2">TradeReport.isOpened()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9" draw:id="id29" draw:layer="layout" svg:width="3.4cm" svg:height="0.7cm" svg:x="9cm" svg:y="25.9cm">
          <text:p text:style-name="P2">FireOnTradeReportChang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0" draw:id="id30" draw:layer="layout" svg:width="3.4cm" svg:height="0.8cm" svg:x="9cm" svg:y="27cm">
          <text:p text:style-name="P2">FireOnTradeReportClos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6cm" svg:y1="22.5cm" svg:x2="4.5cm" svg:y2="27.35cm" draw:start-shape="id25" draw:start-glue-point="6" draw:end-shape="id28" draw:end-glue-point="5" svg:d="m3600 22500v4850h900">
          <text:p/>
        </draw:connector>
        <draw:connector draw:style-name="gr3" draw:text-style-name="P1" draw:layer="layout" draw:line-skew="-0.399cm" svg:x1="7.4cm" svg:y1="25.25cm" svg:x2="4.5cm" svg:y2="27.35cm" draw:start-shape="id27" draw:start-glue-point="5" draw:end-shape="id28" draw:end-glue-point="5" svg:d="m7400 25250h-3800v2100h900">
          <text:p/>
        </draw:connector>
        <draw:connector draw:style-name="gr3" draw:text-style-name="P1" draw:layer="layout" svg:x1="6.15cm" svg:y1="26.8cm" svg:x2="9cm" svg:y2="26.25cm" draw:start-shape="id28" draw:start-glue-point="4" draw:end-shape="id29" draw:end-glue-point="5" svg:d="m6150 26800v-550h2850">
          <text:p/>
        </draw:connector>
        <draw:connector draw:style-name="gr3" draw:text-style-name="P1" draw:layer="layout" svg:x1="6.15cm" svg:y1="27.9cm" svg:x2="10.7cm" svg:y2="27.8cm" draw:start-shape="id28" draw:start-glue-point="6" draw:end-shape="id30" svg:d="m6150 27900v502h4550v-602">
          <text:p/>
        </draw:connector>
        <draw:connector draw:style-name="gr3" draw:text-style-name="P1" draw:layer="layout" svg:x1="12.4cm" svg:y1="27.4cm" svg:x2="14.8cm" svg:y2="26.85cm" draw:start-shape="id30" draw:start-glue-point="7" draw:end-shape="id31" draw:end-glue-point="5" svg:d="m12400 27400h1201v-550h1199">
          <text:p/>
        </draw:connector>
        <draw:connector draw:style-name="gr3" draw:text-style-name="P1" draw:layer="layout" svg:x1="12.4cm" svg:y1="26.25cm" svg:x2="14.8cm" svg:y2="26.85cm" draw:start-shape="id29" draw:start-glue-point="7" draw:end-shape="id31" svg:d="m12400 26250h1201v600h11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3T02:24:03.29</dc:date>
    <dc:creator>Huan Kaktus</dc:creator>
    <meta:editing-duration>PT14H42M23S</meta:editing-duration>
    <meta:editing-cycles>26</meta:editing-cycles>
    <meta:generator>OpenOffice.org/3.4.1$Win32 OpenOffice.org_project/341m1$Build-9593</meta:generator>
    <meta:document-statistic meta:object-count="80"/>
  </office:meta>
</office:document-meta>
</file>